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automatic-styles>
    <style:style style:name="P1" style:family="paragraph" style:parent-style-name="Heading_20_1">
      <style:paragraph-properties fo:margin-left="0cm" fo:margin-right="0cm" fo:margin-top="0.265cm" fo:margin-bottom="0.529cm" style:contextual-spacing="false" fo:orphans="2" fo:widows="2" fo:text-indent="0cm" style:auto-text-indent="false"/>
      <style:text-properties fo:color="#1d211f" loext:opacity="100%" fo:letter-spacing="normal"/>
    </style:style>
    <style:style style:name="P2" style:family="paragraph" style:parent-style-name="Heading_20_2"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397cm" fo:margin-bottom="0.397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1.058cm" style:contextual-spacing="false" fo:line-height="150%" fo:orphans="2" fo:widows="2" fo:text-indent="0cm" style:auto-text-indent="false"/>
      <style:text-properties fo:font-variant="normal" fo:text-transform="none" fo:color="#5d6d6f" loext:opacity="100%" style:font-name="PT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-left="0cm" fo:padding-right="0cm" fo:padding-top="0cm" fo:padding-bottom="0.132cm" fo:border-left="none" fo:border-right="none" fo:border-top="none" fo:border-bottom="0.06pt solid #e7e9e7"/>
      <style:text-properties fo:font-variant="normal" fo:text-transform="none" fo:color="#1d211f" loext:opacity="100%" style:font-name="PT Sans" fo:font-size="12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/>
      <style:text-properties fo:font-variant="normal" fo:text-transform="none" fo:color="#1d211f" loext:opacity="100%" style:font-name="PT Sans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397cm" fo:margin-bottom="0.397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" fo:letter-spacing="normal" fo:font-style="normal" fo:font-weight="bold"/>
    </style:style>
    <style:style style:name="P8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/>
      <style:text-properties fo:font-variant="normal" fo:text-transform="none" fo:color="#1d211f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Гуляш из говядины с томатной пастой</text:h>
      <text:p text:style-name="P4">Приготовление гуляша из говядины с томатной пастой не вызовет никаких трудностей даже у начинающих хозяек. Сам процесс «тушения» сделает любое, даже не очень мягкое мясо, нежным и вкусным. Так что можно использовать для этого блюда недорогую лопатку, шею или бедро. А за счет пряных трав, специй и томатной пасты, мясо станет удивительно вкусным и душистым. Гуляш хорошо дополнит макароны, рис, бургур или кускус. А, если добавить в него больше овощей: кабачок, баклажан, то можно подавать и как самостоятельно блюд. Получается уютная, вкусная домашняя еда, к которой хочется возвращаться снова и снова. Попробовать точно стоит!</text:p>
      <text:p text:style-name="P3">ИНГРЕДИЕНТЫ</text:p>
      <text:list xml:id="list2818168809" text:style-name="L1">
        <text:list-item>
          <text:p text:style-name="P5">мякоть говядины - 500 г</text:p>
        </text:list-item>
        <text:list-item>
          <text:p text:style-name="P5">крупная морковь - 1 шт</text:p>
        </text:list-item>
        <text:list-item>
          <text:p text:style-name="P5">красный болгарский перец - 1 шт</text:p>
        </text:list-item>
        <text:list-item>
          <text:p text:style-name="P5">крупная луковица – 1 шт</text:p>
        </text:list-item>
        <text:list-item>
          <text:p text:style-name="P5">томатная паста – 100 г</text:p>
        </text:list-item>
        <text:list-item>
          <text:p text:style-name="P5">чеснок – 2 зубчика</text:p>
        </text:list-item>
        <text:list-item>
          <text:p text:style-name="P5">мука – 30 г</text:p>
        </text:list-item>
        <text:list-item>
          <text:p text:style-name="P5">растительное масло – 40 мл</text:p>
        </text:list-item>
        <text:list-item>
          <text:p text:style-name="P5">прованские травы – 7 г</text:p>
        </text:list-item>
        <text:list-item>
          <text:p text:style-name="P5">лавровый лист – 2 шт.</text:p>
        </text:list-item>
        <text:list-item>
          <text:p text:style-name="P5">черный молотый перец – 3 г</text:p>
        </text:list-item>
        <text:list-item>
          <text:p text:style-name="P5">соль - 3 г</text:p>
        </text:list-item>
        <text:list-item>
          <text:p text:style-name="P5">зелень для украшения</text:p>
        </text:list-item>
      </text:list>
      <text:p text:style-name="Standard"/>
      <text:p text:style-name="Standard"/>
      <text:h text:style-name="P2" text:outline-level="2">ПОШАГОВЫЙ РЕЦЕПТ ПРИГОТОВЛЕНИЯ</text:h>
      <text:p text:style-name="P7">Шаг 1</text:p>
      <text:p text:style-name="P8"><text:soft-page-break/></text:p>
      <text:p text:style-name="P6">Для приготовления гуляша из говядины с томатной пастой говядину вымойте и тщательно обсушите бумажным полотенцем, чтобы удалить излишнюю влагу. Мясо нарежьте соломкой. Желательно, чтобы все кусочки были примерно одинакового размера, чтобы рагу равномерно приготовилось.</text:p>
      <text:p text:style-name="P7">Шаг 2</text:p>
      <text:p text:style-name="P8"/>
      <text:p text:style-name="P6">Луковицу очистите и нарежьте кубиками. Морковь вымойте, очистите, а затем натрите на крупной терке. Из перца выберете семена и плодоножку, а мякоть нарежьте кубиками. Чеснок очистите и пропустите через пресс.</text:p>
      <text:p text:style-name="P7">Шаг 3</text:p>
      <text:p text:style-name="P8"/>
      <text:p text:style-name="P6">В чугунной сковороде разогрейте растительное масло, выложите говядину и обжарьте на сковороде до всех сторон до появления золотистой корочки. Посыпьте прованскими травами, перцем и солью, перемешайте.</text:p>
      <text:p text:style-name="P7">Шаг 4</text:p>
      <text:p text:style-name="P8"/>
      <text:p text:style-name="P6">Добавьте к мясу рубленный лук, чеснок и жарьте, помешивая, около 5 минут. Выложите морковь, перец и тушите еще 7 минут на небольшом огне, помешивая.</text:p>
      <text:p text:style-name="P7">Шаг 5</text:p>
      <text:p text:style-name="P8"/>
      <text:p text:style-name="P6"><text:soft-page-break/>Мясо и овощи посыпьте мукой, перемешайте. Она нужна для того, чтобы загустить подливку. Ее можно заменить картофельным или кукурузным крахмалом. Влейте стакан воды.</text:p>
      <text:p text:style-name="P7">Шаг 6</text:p>
      <text:p text:style-name="P8"/>
      <text:p text:style-name="P6">Соус доведите до кипения, накройте крышкой и тушите на медленном огне 1 час до мягкости мяса. По мере тушения по необходимости можно подлить еще воды.</text:p>
      <text:p text:style-name="P7">Шаг 7</text:p>
      <text:p text:style-name="P8"/>
      <text:p text:style-name="P6">За 5 минут до готовности добавьте в рагу лавровый лист. Это сделает блюдо ароматнее. А перед подачей на стол выньте листочек. Можно посыпать рубленной зеленью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10:21.867858245</meta:creation-date>
    <dc:date>2023-10-13T09:11:46.258381615</dc:date>
    <meta:editing-duration>PT1M25S</meta:editing-duration>
    <meta:editing-cycles>1</meta:editing-cycles>
    <meta:document-statistic meta:table-count="0" meta:image-count="0" meta:object-count="0" meta:page-count="3" meta:paragraph-count="31" meta:word-count="372" meta:character-count="2325" meta:non-whitespace-character-count="1989"/>
    <meta:generator>LibreOffice/7.3.7.2$Linux_X86_64 LibreOffice_project/30$Build-2</meta:generator>
  </office:meta>
</office:document-meta>
</file>